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7.5cm" svg:y1="3.5cm" svg:x2="7.5cm" svg:y2="30cm">
          <text:p/>
        </draw:line>
        <draw:line draw:style-name="gr1" draw:text-style-name="P1" draw:layer="layout" svg:x1="14.5cm" svg:y1="3.5cm" svg:x2="14.5cm" svg:y2="30cm">
          <text:p/>
        </draw:line>
        <draw:line draw:style-name="gr2" draw:text-style-name="P1" draw:layer="layout" svg:x1="14.5cm" svg:y1="4.5cm" svg:x2="7.5cm" svg:y2="5cm">
          <text:p/>
        </draw:line>
        <draw:frame draw:style-name="gr3" draw:layer="layout" svg:width="2.491cm" svg:height="0.963cm" svg:x="6.32cm" svg:y="2.2cm">
          <draw:text-box>
            <text:p>ホストA</text:p>
          </draw:text-box>
        </draw:frame>
        <draw:frame draw:style-name="gr3" draw:layer="layout" svg:width="2.491cm" svg:height="0.963cm" svg:x="13.321cm" svg:y="2.101cm">
          <draw:text-box>
            <text:p>ホストB</text:p>
          </draw:text-box>
        </draw:frame>
        <draw:line draw:style-name="gr2" draw:text-style-name="P1" draw:layer="layout" svg:x1="14.5cm" svg:y1="13.5cm" svg:x2="7.5cm" svg:y2="23.5cm">
          <text:p/>
        </draw:line>
        <draw:line draw:style-name="gr2" draw:text-style-name="P1" draw:layer="layout" svg:x1="7.5cm" svg:y1="10.3cm" svg:x2="14.5cm" svg:y2="10.8cm">
          <text:p/>
        </draw:line>
        <draw:line draw:style-name="gr2" draw:text-style-name="P1" draw:layer="layout" svg:x1="14.5cm" svg:y1="15.5cm" svg:x2="7.5cm" svg:y2="27.5cm">
          <text:p/>
        </draw:line>
        <draw:line draw:style-name="gr2" draw:text-style-name="P1" draw:layer="layout" svg:x1="14.5cm" svg:y1="11.5cm" svg:x2="7.5cm" svg:y2="18cm">
          <text:p/>
        </draw:line>
        <draw:line draw:style-name="gr2" draw:text-style-name="P1" draw:layer="layout" svg:x1="7.5cm" svg:y1="12.4cm" svg:x2="14.5cm" svg:y2="13cm">
          <text:p/>
        </draw:line>
        <draw:frame draw:style-name="gr3" draw:text-style-name="P2" draw:layer="layout" svg:width="4.825cm" svg:height="1.916cm" svg:x="15.5cm" svg:y="4cm">
          <draw:text-box>
            <text:p text:style-name="P2">確認応答番号301</text:p>
            <text:p text:style-name="P2">ウインドウサイズ500</text:p>
            <text:p text:style-name="P2">ACK送信</text:p>
          </draw:text-box>
        </draw:frame>
        <draw:frame draw:style-name="gr3" draw:text-style-name="P2" draw:layer="layout" svg:width="4.825cm" svg:height="1.916cm" svg:x="2.001cm" svg:y="4cm">
          <draw:text-box>
            <text:p text:style-name="P2">確認応答番号301</text:p>
            <text:p text:style-name="P2">ウインドウサイズ500</text:p>
            <text:p text:style-name="P2">ACK受信</text:p>
          </draw:text-box>
        </draw:frame>
        <draw:frame draw:style-name="gr3" draw:text-style-name="P2" draw:layer="layout" svg:width="5.565cm" svg:height="2.353cm" svg:x="2.002cm" svg:y="6.2cm">
          <draw:text-box>
            <text:p text:style-name="P2">ウインドウ位置</text:p>
            <text:p text:style-name="P2">シーケンス番号301-800</text:p>
            <text:p text:style-name="P2">送信可能シーケンス</text:p>
            <text:p text:style-name="P2">301-800</text:p>
          </draw:text-box>
        </draw:frame>
        <draw:frame draw:style-name="gr3" draw:text-style-name="P2" draw:layer="layout" svg:width="4.968cm" svg:height="1.857cm" svg:x="2.003cm" svg:y="9.301cm">
          <draw:text-box>
            <text:p text:style-name="P2">シーケンス番号301</text:p>
            <text:p text:style-name="P2">データサイズ100byte</text:p>
            <text:p text:style-name="P2">セグメント送信</text:p>
          </draw:text-box>
        </draw:frame>
        <draw:frame draw:style-name="gr3" draw:text-style-name="P2" draw:layer="layout" svg:width="4.968cm" svg:height="1.857cm" svg:x="2.003cm" svg:y="11.402cm">
          <draw:text-box>
            <text:p text:style-name="P2">シーケンス番号401</text:p>
            <text:p text:style-name="P2">データサイズ100byte</text:p>
            <text:p text:style-name="P2">セグメント送信</text:p>
          </draw:text-box>
        </draw:frame>
        <draw:frame draw:style-name="gr3" draw:text-style-name="P2" draw:layer="layout" svg:width="4.968cm" svg:height="1.857cm" svg:x="2.003cm" svg:y="13.503cm">
          <draw:text-box>
            <text:p text:style-name="P2">シーケンス番号501</text:p>
            <text:p text:style-name="P2">データサイズ100byte</text:p>
            <text:p text:style-name="P2">セグメント送信</text:p>
          </draw:text-box>
        </draw:frame>
        <draw:line draw:style-name="gr2" draw:text-style-name="P1" draw:layer="layout" svg:x1="7.5cm" svg:y1="14.3cm" svg:x2="14.5cm" svg:y2="14.9cm">
          <text:p/>
        </draw:line>
        <draw:frame draw:style-name="gr3" draw:text-style-name="P2" draw:layer="layout" svg:width="4.825cm" svg:height="1.916cm" svg:x="15.501cm" svg:y="9.8cm">
          <draw:text-box>
            <text:p text:style-name="P2">確認応答番号401</text:p>
            <text:p text:style-name="P2">ウインドウサイズ400</text:p>
            <text:p text:style-name="P2">ACK送信</text:p>
          </draw:text-box>
        </draw:frame>
        <draw:frame draw:style-name="gr3" draw:text-style-name="P2" draw:layer="layout" svg:width="4.825cm" svg:height="1.916cm" svg:x="15.502cm" svg:y="12.1cm">
          <draw:text-box>
            <text:p text:style-name="P2">確認応答番号501</text:p>
            <text:p text:style-name="P2">ウインドウサイズ300</text:p>
            <text:p text:style-name="P2">ACK送信</text:p>
          </draw:text-box>
        </draw:frame>
        <draw:frame draw:style-name="gr3" draw:text-style-name="P2" draw:layer="layout" svg:width="4.825cm" svg:height="1.916cm" svg:x="15.503cm" svg:y="14.2cm">
          <draw:text-box>
            <text:p text:style-name="P2">確認応答番号601</text:p>
            <text:p text:style-name="P2">ウインドウサイズ400</text:p>
            <text:p text:style-name="P2">ACK送信</text:p>
          </draw:text-box>
        </draw:frame>
        <draw:frame draw:style-name="gr3" draw:text-style-name="P2" draw:layer="layout" svg:width="4.825cm" svg:height="1.916cm" svg:x="2.002cm" svg:y="16.8cm">
          <draw:text-box>
            <text:p text:style-name="P2">確認応答番号401</text:p>
            <text:p text:style-name="P2">ウインドウサイズ400</text:p>
            <text:p text:style-name="P2">ACK受信</text:p>
          </draw:text-box>
        </draw:frame>
        <draw:frame draw:style-name="gr3" draw:text-style-name="P2" draw:layer="layout" svg:width="5.565cm" svg:height="2.353cm" svg:x="1.925cm" svg:y="18.506cm">
          <draw:text-box>
            <text:p text:style-name="P2">ウインドウ位置</text:p>
            <text:p text:style-name="P2">シーケンス番号401-800</text:p>
            <text:p text:style-name="P2">送信可能シーケンス</text:p>
            <text:p text:style-name="P2">601-800</text:p>
          </draw:text-box>
        </draw:frame>
        <draw:frame draw:style-name="gr3" draw:text-style-name="P2" draw:layer="layout" svg:width="4.825cm" svg:height="1.916cm" svg:x="2.002cm" svg:y="21.3cm">
          <draw:text-box>
            <text:p text:style-name="P2">確認応答番号501</text:p>
            <text:p text:style-name="P2">ウインドウサイズ300</text:p>
            <text:p text:style-name="P2">ACK受信</text:p>
          </draw:text-box>
        </draw:frame>
        <draw:frame draw:style-name="gr3" draw:text-style-name="P2" draw:layer="layout" svg:width="5.565cm" svg:height="2.353cm" svg:x="2.003cm" svg:y="23.201cm">
          <draw:text-box>
            <text:p text:style-name="P2">ウインドウ位置</text:p>
            <text:p text:style-name="P2">シーケンス番号501-800</text:p>
            <text:p text:style-name="P2">送信可能シーケンス</text:p>
            <text:p text:style-name="P2">601-800</text:p>
          </draw:text-box>
        </draw:frame>
        <draw:frame draw:style-name="gr3" draw:text-style-name="P2" draw:layer="layout" svg:width="4.825cm" svg:height="1.916cm" svg:x="2.002cm" svg:y="25.9cm">
          <draw:text-box>
            <text:p text:style-name="P2">確認応答番号601</text:p>
            <text:p text:style-name="P2">ウインドウサイズ400</text:p>
            <text:p text:style-name="P2">ACK受信</text:p>
          </draw:text-box>
        </draw:frame>
        <draw:frame draw:style-name="gr3" draw:text-style-name="P2" draw:layer="layout" svg:width="5.565cm" svg:height="2.353cm" svg:x="2.003cm" svg:y="27.801cm">
          <draw:text-box>
            <text:p text:style-name="P2">ウインドウ位置</text:p>
            <text:p text:style-name="P2">シーケンス番号601-900</text:p>
            <text:p text:style-name="P2">送信可能シーケンス</text:p>
            <text:p text:style-name="P2">601-900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3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1-27T21:10:45.70</meta:creation-date>
    <dc:date>2010-11-27T23:10:02.32</dc:date>
    <meta:editing-duration>PT01H34M53S</meta:editing-duration>
    <meta:editing-cycles>10</meta:editing-cycles>
    <meta:generator>OpenOffice.org/3.2$Win32 OpenOffice.org_project/320m18$Build-9502</meta:generator>
    <meta:document-statistic meta:object-count="26"/>
  </office:meta>
</office:document-meta>
</file>